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erializer.getPropertyValue( Object 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Serializer.getPropertyValueDirect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SerializerInfo.RuntimeSerializerInfo( ObjectSerializer fieldSerializer , Class &lt; ? &gt; runtimeFiel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rializer.FieldSerializer( Class &lt; ? &gt; beanType , FieldInfo fieldInfo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FieldSerializer.compareTo( FieldSerializer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rializer.writePrefix( JSONSerializer serializ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Serializer.writeValue( JSONSerializer serializer , Object propertyValue )</text:p>
          </table:table-cell>
          <table:table-cell office:value-type="float" office:value="54">
            <text:p text:style-name="Table_20_Contents">54</text:p>
          </table:table-cell>
          <table:table-cell office:value-type="float" office:value="48">
            <text:p text:style-name="Table_20_Contents">48</text:p>
          </table:table-cell>
          <table:table-cell office:value-type="float" office:value="130">
            <text:p text:style-name="Table_20_Contents">1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